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Data">
            <text:p>Data</text:p>
          </table:table-cell>
          <table:table-cell table:style-name="pd1" office:value-type="string" office:value="Estoque">
            <text:p>Estoque</text:p>
          </table:table-cell>
          <table:table-cell table:style-name="pd1" office:value-type="string" office:value="Pedidos">
            <text:p>Pedidos</text:p>
          </table:table-cell>
          <table:table-cell table:style-name="pd1" office:value-type="string" office:value="Vendas">
            <text:p>Vendas</text:p>
          </table:table-cell>
          <table:table-cell table:style-name="pd1" office:value-type="string" office:value="Retorno">
            <text:p>Retorno</text:p>
          </table:table-cell>
          <table:table-cell table:style-name="pd1" office:value-type="string" office:value="Lucro">
            <text:p>Lucro</text:p>
          </table:table-cell>
          <table:table-cell table:style-name="pd1" office:value-type="string" office:value="Pendentes">
            <text:p>Pendentes</text:p>
          </table:table-cell>
        </table:table-row>
        <table:table-row>
          <table:table-cell office:value-type="date" office:date-value="2021-12-16T00:00:00">
            <text:p>Thu Dec 16 00:00:00 202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</table:table-row>
        <table:table-row>
          <table:table-cell office:value-type="date" office:date-value="2021-12-17T00:00:00">
            <text:p>Fri Dec 17 00:00:00 2021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</table:table-row>
        <table:table-row>
          <table:table-cell office:value-type="date" office:date-value="2021-12-18T00:00:00">
            <text:p>Sat Dec 18 00:00:00 2021</text:p>
          </table:table-cell>
          <table:table-cell office:value-type="float" office:value="100">
            <text:p>10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</table:table-row>
        <table:table-row>
          <table:table-cell office:value-type="date" office:date-value="2021-12-19T00:00:00">
            <text:p>Sun Dec 19 00:00:00 2021</text:p>
          </table:table-cell>
          <table:table-cell office:value-type="float" office:value="100">
            <text:p>10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